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tyle="italic" style:text-underline-style="none" style:font-style-asian="italic" style:font-style-complex="italic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tyle="italic" style:font-style-asian="italic" style:font-style-complex="italic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koll UB4</text:p>
      <text:p text:style-name="Standard">Zeißler, Höffken</text:p>
      <text:p text:style-name="Standard"/>
      <text:p text:style-name="Standard">Der Server</text:p>
      <text:p text:style-name="Standard">Der Server hat einen TCP-Socket, auf dem er Verbindungen annimmt. Erhält er eine korrekte Message vom Client sendet er dem Client ein Packet zu, in der die Multicast-Adresse und der Port steht. (Die Message muss sowohl von TCP als auch von MC Clients geschickt werden. Der Unterschied dieser Nachrichten besteht nur im Port-Feld, dass beim TCP Client nicht vorhanden sein darf, beim MC Client vorhanden sein muss (beliebiger Wert)).</text:p>
      <text:p text:style-name="Standard"/>
      <text:p text:style-name="Standard"/>
      <text:p text:style-name="P1"><text:span text:style-name="T1">int</text:span><text:span text:style-name="T2"> l;</text:span></text:p>
      <text:p text:style-name="P1"><text:span text:style-name="T1">if</text:span><text:span text:style-name="T2">((l = </text:span><text:span text:style-name="T6">fromClientInputStream</text:span><text:span text:style-name="T2">.read()) != 0){</text:span></text:p>
      <text:p text:style-name="P1"><text:span text:style-name="T2"><text:tab/>System.</text:span><text:span text:style-name="T7">out</text:span><text:span text:style-name="T2">.println(l);</text:span></text:p>
      <text:p text:style-name="P1"><text:span text:style-name="T2"><text:tab/></text:span><text:span text:style-name="T1">byte</text:span><text:span text:style-name="T2">[] data = </text:span><text:span text:style-name="T1">new</text:span><text:span text:style-name="T2"> </text:span><text:span text:style-name="T1">byte</text:span><text:span text:style-name="T2">[l];</text:span></text:p>
      <text:p text:style-name="P1"><text:span text:style-name="T2"><text:tab/></text:span><text:span text:style-name="T6">fromClientInputStream</text:span><text:span text:style-name="T2">.read(data);</text:span></text:p>
      <text:p text:style-name="P2"><text:tab/><text:tab/><text:tab/><text:tab/><text:tab/></text:p>
      <text:p text:style-name="P2"><text:tab/>Message m = Message.<text:span text:style-name="T8">parseFrom</text:span>(data);</text:p>
      <text:p text:style-name="P1"><text:span text:style-name="T2"><text:tab/></text:span><text:span text:style-name="T1">if</text:span><text:span text:style-name="T2">(m.hasPort()){</text:span></text:p>
      <text:p text:style-name="P1"><text:span text:style-name="T2"><text:tab/><text:tab/>Message r =ProtoBuf.</text:span><text:span text:style-name="T3">buildMessage</text:span><text:span text:style-name="T2">(</text:span><text:span text:style-name="T6">mcport</text:span><text:span text:style-name="T2">,</text:span><text:span text:style-name="T6">mcaddress</text:span><text:span text:style-name="T2">.getHostAddress());</text:span></text:p>
      <text:p text:style-name="P1"><text:span text:style-name="T2"><text:tab/><text:tab/>r.writeDelimitedTo(</text:span><text:span text:style-name="T6">toClientOutputStream</text:span><text:span text:style-name="T2">);</text:span></text:p>
      <text:p text:style-name="P2"><text:tab/><text:tab/><text:tab/><text:tab/><text:tab/></text:p>
      <text:p text:style-name="P2"><text:tab/><text:tab/><text:tab/><text:tab/><text:tab/><text:tab/></text:p>
      <text:p text:style-name="P1"><text:span text:style-name="T2"><text:tab/><text:tab/></text:span><text:span text:style-name="T6">fromClientInputStream</text:span><text:span text:style-name="T2">.close();</text:span></text:p>
      <text:p text:style-name="P1"><text:span text:style-name="T2"><text:tab/><text:tab/></text:span><text:span text:style-name="T6">toClientOutputStream</text:span><text:span text:style-name="T2">.close();</text:span></text:p>
      <text:p text:style-name="P2"><text:tab/>}</text:p>
      <text:p text:style-name="P3"><text:span text:style-name="T4">}</text:span></text:p>
      <text:p text:style-name="P5"><text:span text:style-name="T4">ConnectionHandler (ServerImpl2.java:537)</text:span></text:p>
      <text:p text:style-name="P5"><text:span text:style-name="T4"/></text:p>
      <text:p text:style-name="P5"><text:span text:style-name="T4"/></text:p>
      <text:p text:style-name="P3"><text:span text:style-name="T4">Sendet ein Client keine MC-Message wird er zwar in die Connections aufgenommen, aber kurze Zeit später wieder gelöscht. (Notwendig um TCP Funktionalität zu erhalten).</text:span></text:p>
      <text:p text:style-name="P3"><text:span text:style-name="T4"/></text:p>
      <text:p text:style-name="P3"><text:span text:style-name="T4">Ist der MC-Socket initialisiert schickt der Server die Nachrichten.</text:span></text:p>
      <text:p text:style-name="P3"><text:span text:style-name="T4"/></text:p>
      <text:p text:style-name="P4"><text:span text:style-name="T4"/></text:p>
      <text:p text:style-name="P1"><text:span text:style-name="T1">if</text:span><text:span text:style-name="T2">(</text:span><text:span text:style-name="T6">ms</text:span><text:span text:style-name="T2">!=</text:span><text:span text:style-name="T1">null</text:span><text:span text:style-name="T2">){</text:span></text:p>
      <text:p text:style-name="P1"><text:span text:style-name="T2">tm = ProtoBuf.</text:span><text:span text:style-name="T3">buildMessage</text:span><text:span text:style-name="T2">(</text:span><text:span text:style-name="T6">counter</text:span><text:span text:style-name="T2">,</text:span><text:span text:style-name="T6">users</text:span><text:span text:style-name="T2">,</text:span><text:span text:style-name="T6">messages</text:span><text:span text:style-name="T2">, </text:span></text:p>
      <text:p text:style-name="P1"><text:span text:style-name="T2"><text:tab/>AudioFormatHelper.</text:span><text:span text:style-name="T3">audioFormatToString</text:span><text:span text:style-name="T2">(</text:span><text:span text:style-name="T6">format</text:span><text:span text:style-name="T2">), data,</text:span><text:span text:style-name="T7">valueRange</text:span><text:span text:style-name="T2">);<text:tab/><text:tab/></text:span></text:p>
      <text:p text:style-name="P1"><text:span text:style-name="T2">DatagramPacket p = </text:span><text:span text:style-name="T1">new</text:span></text:p>
      <text:p text:style-name="P1"><text:span text:style-name="T2"><text:s text:c="6"/>DatagramPacket(tm.toByteArray(),tm.toByteArray().</text:span><text:span text:style-name="T6">length</text:span><text:span text:style-name="T2">,</text:span><text:span text:style-name="T6">mcaddress</text:span><text:span text:style-name="T2">,</text:span><text:span text:style-name="T6">mcport</text:span><text:span text:style-name="T2">);</text:span></text:p>
      <text:p text:style-name="P1"><text:span text:style-name="T6">ms</text:span><text:span text:style-name="T2">.send(p);</text:span></text:p>
      <text:p text:style-name="P4"><text:span text:style-name="T4">JukeBox (ServerImpl2:436)</text:span></text:p>
      <text:p text:style-name="P3"><text:span text:style-name="T4"/></text:p>
      <text:p text:style-name="P3"><text:span text:style-name="T4"/></text:p>
      <text:p text:style-name="P3"><text:span text:style-name="T4">Beim Client baut die Verbindung zum TCP-Socket auf und schließt sie wieder nachdem er das Packet erhalten hat, indem die Adresse und der Port für Multicast stehen.</text:span></text:p>
      <text:p text:style-name="P3"><text:span text:style-name="T4">Dann startet er einen MultiCastSocket und verbindet sich mit den erhaltenen Daten.</text:span></text:p>
      <text:p text:style-name="P3"><text:span text:style-name="T4"/></text:p>
      <text:p text:style-name="P4"><text:span text:style-name="T4"/></text:p>
      <text:p text:style-name="P2">InetAddress group = InetAddress.<text:span text:style-name="T8">getByName</text:span>(m1.getInetaddress());</text:p>
      <text:p text:style-name="P1"><text:span text:style-name="T1">int</text:span><text:span text:style-name="T2"> port = m1.getPort();</text:span></text:p>
      <text:p text:style-name="P1"/>
      <text:p text:style-name="P1"><text:span text:style-name="T2">MulticastSocket ms = </text:span><text:span text:style-name="T1">new</text:span><text:span text:style-name="T2"> MulticastSocket(port);</text:span></text:p>
      <text:p text:style-name="P2">ms.joinGroup(group);</text:p>
      <text:p text:style-name="P3"><text:span text:style-name="T5">(ClientImpl2:260)</text:span><text:span text:style-name="T4"><text:tab/></text:span></text:p>
      <text:p text:style-name="P3"><text:span text:style-name="T4"><text:tab/><text:tab/><text:tab/><text:tab/></text:span></text:p>
      <text:p text:style-name="P3"><text:soft-page-break/><text:span text:style-name="T4">Danach werden die Messages verschickt (an den MulticastSocket), Packete empfangen(um Chat messages anzunehmen und den Stream zu erhalten) und diese entsprechend verarbeitet.</text:span></text:p>
      <text:p text:style-name="P3"><text:span text:style-name="T4"/></text:p>
      <text:p text:style-name="P3"><text:span text:style-name="T4">An den GUIs musste nichts geänder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x Höffken</meta:initial-creator>
    <meta:creation-date>2011-11-24T15:05:57</meta:creation-date>
    <meta:document-statistic meta:table-count="0" meta:image-count="0" meta:object-count="0" meta:page-count="2" meta:paragraph-count="40" meta:word-count="234" meta:character-count="2032"/>
    <dc:date>2011-11-24T15:23:33</dc:date>
    <dc:creator>Felix Höffken</dc:creator>
    <meta:editing-duration>PT2M28S</meta:editing-duration>
    <meta:editing-cycles>1</meta:editing-cycles>
    <meta:generator>LibreOffice/3.3$Unix LibreOffice_project/330m19$Build-401</meta:generator>
  </office:meta>
</office:document-meta>
</file>